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est Presentation File Typ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3:29:56.130269300</meta:creation-date>
    <dc:date>2015-03-06T13:30:20.527047147</dc:date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